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ython is also a piece of software called an <text:span text:style-name="Strong_20_Emphasis">interpreter</text:span>. The interpreter is the program you’ll need to run Python code and scripts. Technically, the interpreter is a layer of software that works between your program and your computer hardware to get your code running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58:30.609090327</meta:creation-date>
    <dc:date>2019-05-26T09:58:53.233989810</dc:date>
    <meta:editing-duration>PT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5" meta:character-count="269" meta:non-whitespace-character-count="225"/>
  </office:meta>
</office:document-meta>
</file>